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fo:font-size="26pt" style:font-size-asian="26pt" style:font-size-complex="26pt"/>
    </style:style>
    <style:style style:name="P2" style:family="paragraph" style:parent-style-name="Text_20_body">
      <style:paragraph-properties fo:text-align="justify" style:justify-single-word="false"/>
      <style:text-properties officeooo:paragraph-rsid="0006382b"/>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07a5cd"/>
    </style:style>
    <style:style style:name="P5" style:family="paragraph" style:parent-style-name="Text_20_body">
      <style:paragraph-properties fo:text-align="justify" style:justify-single-word="false"/>
      <style:text-properties officeooo:paragraph-rsid="0009b92b"/>
    </style:style>
    <style:style style:name="P6" style:family="paragraph" style:parent-style-name="Text_20_body">
      <style:paragraph-properties fo:text-align="justify" style:justify-single-word="false"/>
      <style:text-properties officeooo:paragraph-rsid="000a41b5"/>
    </style:style>
    <style:style style:name="P7" style:family="paragraph" style:parent-style-name="Text_20_body">
      <style:paragraph-properties fo:text-align="justify" style:justify-single-word="false"/>
      <style:text-properties officeooo:paragraph-rsid="00097e38"/>
    </style:style>
    <style:style style:name="P8" style:family="paragraph" style:parent-style-name="Text_20_body">
      <style:paragraph-properties fo:text-align="justify" style:justify-single-word="false"/>
      <style:text-properties officeooo:paragraph-rsid="000d580a"/>
    </style:style>
    <style:style style:name="P9" style:family="paragraph" style:parent-style-name="Text_20_body">
      <style:paragraph-properties fo:text-align="justify" style:justify-single-word="false"/>
      <style:text-properties fo:font-size="11pt" officeooo:paragraph-rsid="0006382b" style:font-size-asian="11pt" style:font-size-complex="11pt"/>
    </style:style>
    <style:style style:name="P10" style:family="paragraph" style:parent-style-name="Text_20_body">
      <style:paragraph-properties fo:text-align="start" style:justify-single-word="false"/>
      <style:text-properties officeooo:paragraph-rsid="000a41b5"/>
    </style:style>
    <style:style style:name="P11" style:family="paragraph" style:parent-style-name="Text_20_body">
      <style:paragraph-properties fo:text-align="justify" style:justify-single-word="false"/>
      <style:text-properties officeooo:rsid="001c7125" officeooo:paragraph-rsid="000d580a"/>
    </style:style>
    <style:style style:name="P12" style:family="paragraph" style:parent-style-name="Heading_20_1">
      <style:paragraph-properties fo:text-align="justify" style:justify-single-word="false"/>
      <style:text-properties officeooo:rsid="0006382b" officeooo:paragraph-rsid="0006382b"/>
    </style:style>
    <style:style style:name="P13" style:family="paragraph" style:parent-style-name="Heading_20_1">
      <style:paragraph-properties fo:text-align="justify" style:justify-single-word="false"/>
    </style:style>
    <style:style style:name="P14" style:family="paragraph" style:parent-style-name="Text_20_body" style:list-style-name="L1">
      <style:text-properties fo:font-size="11pt" style:font-size-asian="11pt" style:font-size-complex="11pt"/>
    </style:style>
    <style:style style:name="P15" style:family="paragraph" style:parent-style-name="Text_20_body" style:list-style-name="L1">
      <style:text-properties fo:font-size="11pt" officeooo:paragraph-rsid="0006382b" style:font-size-asian="11pt" style:font-size-complex="11pt"/>
    </style:style>
    <style:style style:name="P16" style:family="paragraph" style:parent-style-name="Text_20_body" style:list-style-name="L2">
      <style:text-properties fo:font-size="11pt" style:font-size-asian="11pt" style:font-size-complex="11pt"/>
    </style:style>
    <style:style style:name="P17" style:family="paragraph" style:parent-style-name="Text_20_body" style:list-style-name="L3">
      <style:text-properties fo:font-size="11pt" style:font-size-asian="11pt" style:font-size-complex="11pt"/>
    </style:style>
    <style:style style:name="P18" style:family="paragraph" style:parent-style-name="Text_20_body" style:list-style-name="L3">
      <style:text-properties fo:font-size="11pt" officeooo:paragraph-rsid="000c6bca" style:font-size-asian="11pt" style:font-size-complex="11pt"/>
    </style:style>
    <style:style style:name="P19" style:family="paragraph" style:parent-style-name="Text_20_body" style:list-style-name="L4">
      <style:text-properties fo:font-size="11pt" style:font-size-asian="11pt" style:font-size-complex="11pt"/>
    </style:style>
    <style:style style:name="P20" style:family="paragraph" style:parent-style-name="Text_20_body" style:list-style-name="L4">
      <style:text-properties fo:font-size="11pt" officeooo:paragraph-rsid="000c6bca" style:font-size-asian="11pt" style:font-size-complex="11pt"/>
    </style:style>
    <style:style style:name="P21" style:family="paragraph" style:parent-style-name="Text_20_body" style:list-style-name="L5">
      <style:text-properties fo:font-size="11pt" style:font-size-asian="11pt" style:font-size-complex="11pt"/>
    </style:style>
    <style:style style:name="P22" style:family="paragraph" style:parent-style-name="Text_20_body" style:list-style-name="L5">
      <style:text-properties fo:font-size="11pt" officeooo:paragraph-rsid="000c6bca" style:font-size-asian="11pt" style:font-size-complex="11pt"/>
    </style:style>
    <style:style style:name="P23" style:family="paragraph" style:parent-style-name="Text_20_body" style:list-style-name="L6">
      <style:text-properties fo:font-size="11pt" style:font-size-asian="11pt" style:font-size-complex="11pt"/>
    </style:style>
    <style:style style:name="P24" style:family="paragraph" style:parent-style-name="Text_20_body" style:list-style-name="L7">
      <style:text-properties fo:font-size="11pt" style:font-size-asian="11pt" style:font-size-complex="11pt"/>
    </style:style>
    <style:style style:name="P25" style:family="paragraph" style:parent-style-name="Text_20_body" style:list-style-name="L8">
      <style:text-properties fo:font-size="11pt" style:font-size-asian="11pt" style:font-size-complex="11pt"/>
    </style:style>
    <style:style style:name="P26" style:family="paragraph" style:parent-style-name="Text_20_body" style:list-style-name="L4"/>
    <style:style style:name="P27" style:family="paragraph" style:parent-style-name="Text_20_body">
      <style:paragraph-properties fo:text-align="justify" style:justify-single-word="false"/>
      <style:text-properties officeooo:paragraph-rsid="0006382b"/>
    </style:style>
    <style:style style:name="P28" style:family="paragraph" style:parent-style-name="Text_20_body">
      <style:paragraph-properties fo:text-align="justify" style:justify-single-word="false"/>
      <style:text-properties officeooo:paragraph-rsid="00097e38"/>
    </style:style>
    <style:style style:name="P29" style:family="paragraph" style:parent-style-name="Text_20_body">
      <style:paragraph-properties fo:text-align="justify" style:justify-single-word="false"/>
      <style:text-properties officeooo:paragraph-rsid="000d580a"/>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officeooo:paragraph-rsid="000d5c65"/>
    </style:style>
    <style:style style:name="P32" style:family="paragraph" style:parent-style-name="Text_20_body">
      <style:paragraph-properties fo:text-align="justify" style:justify-single-word="false"/>
      <style:text-properties officeooo:paragraph-rsid="000a41b5"/>
    </style:style>
    <style:style style:name="P33" style:family="paragraph" style:parent-style-name="Text_20_body">
      <style:paragraph-properties fo:margin-left="0cm" fo:margin-right="0cm" fo:text-align="justify" style:justify-single-word="false" fo:text-indent="0cm" style:auto-text-indent="false"/>
    </style:style>
    <style:style style:name="P34" style:family="paragraph" style:parent-style-name="Text_20_body">
      <style:paragraph-properties fo:text-align="justify" style:justify-single-word="false"/>
      <style:text-properties officeooo:paragraph-rsid="0009b92b"/>
    </style:style>
    <style:style style:name="P35" style:family="paragraph" style:parent-style-name="Text_20_body">
      <style:paragraph-properties fo:text-align="justify" style:justify-single-word="false"/>
      <style:text-properties officeooo:rsid="001c7125" officeooo:paragraph-rsid="000d580a"/>
    </style:style>
    <style:style style:name="P36" style:family="paragraph" style:parent-style-name="Text_20_body">
      <style:paragraph-properties fo:text-align="start" style:justify-single-word="false"/>
    </style:style>
    <style:style style:name="P37" style:family="paragraph" style:parent-style-name="Text_20_body">
      <style:paragraph-properties fo:text-align="justify" style:justify-single-word="false"/>
      <style:text-properties fo:font-weight="normal" officeooo:rsid="0007a5cd" officeooo:paragraph-rsid="00097e38" style:font-weight-asian="normal" style:font-weight-complex="normal"/>
    </style:style>
    <style:style style:name="P38" style:family="paragraph" style:parent-style-name="Text_20_body">
      <style:paragraph-properties fo:text-align="justify" style:justify-single-word="false"/>
      <style:text-properties fo:font-weight="normal" officeooo:rsid="0007a5cd" officeooo:paragraph-rsid="0009b92b" style:font-weight-asian="normal" style:font-weight-complex="normal"/>
    </style:style>
    <style:style style:name="T1" style:family="text">
      <style:text-properties officeooo:rsid="0006382b"/>
    </style:style>
    <style:style style:name="T2" style:family="text">
      <style:text-properties fo:font-size="11pt" style:font-size-asian="11pt" style:font-size-complex="11pt"/>
    </style:style>
    <style:style style:name="T3" style:family="text">
      <style:text-properties fo:font-size="11pt" fo:font-weight="normal" officeooo:rsid="0007a5cd" style:font-size-asian="11pt" style:font-weight-asian="normal" style:font-size-complex="11pt" style:font-weight-complex="normal"/>
    </style:style>
    <style:style style:name="T4" style:family="text">
      <style:text-properties fo:font-weight="bold" style:font-weight-asian="bold" style:font-weight-complex="bold"/>
    </style:style>
    <style:style style:name="T5" style:family="text">
      <style:text-properties fo:font-weight="bold" officeooo:rsid="0006382b" style:font-weight-asian="bold" style:font-weight-complex="bold"/>
    </style:style>
    <style:style style:name="T6" style:family="text">
      <style:text-properties fo:font-weight="bold" officeooo:rsid="0007a5cd" style:font-weight-asian="bold" style:font-weight-complex="bold"/>
    </style:style>
    <style:style style:name="T7" style:family="text">
      <style:text-properties fo:font-weight="bold" officeooo:rsid="0009b92b" style:font-weight-asian="bold" style:font-weight-complex="bold"/>
    </style:style>
    <style:style style:name="T8" style:family="text">
      <style:text-properties fo:font-weight="bold" officeooo:rsid="000a41b5" style:font-weight-asian="bold" style:font-weight-complex="bold"/>
    </style:style>
    <style:style style:name="T9" style:family="text">
      <style:text-properties fo:font-weight="bold" officeooo:rsid="000b2589" style:font-weight-asian="bold" style:font-weight-complex="bold"/>
    </style:style>
    <style:style style:name="T10" style:family="text">
      <style:text-properties fo:font-weight="bold" officeooo:rsid="00097e38"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7a5cd" style:font-weight-asian="normal" style:font-weight-complex="normal"/>
    </style:style>
    <style:style style:name="T13" style:family="text">
      <style:text-properties fo:font-weight="normal" officeooo:rsid="00097e38" style:font-weight-asian="normal" style:font-weight-complex="normal"/>
    </style:style>
    <style:style style:name="T14" style:family="text">
      <style:text-properties fo:font-weight="normal" officeooo:rsid="0009b92b" style:font-weight-asian="normal" style:font-weight-complex="normal"/>
    </style:style>
    <style:style style:name="T15" style:family="text">
      <style:text-properties fo:font-weight="normal" officeooo:rsid="000a41b5" style:font-weight-asian="normal" style:font-weight-complex="normal"/>
    </style:style>
    <style:style style:name="T16" style:family="text">
      <style:text-properties officeooo:rsid="000c6bca"/>
    </style:style>
    <style:style style:name="T17" style:family="text">
      <style:text-properties officeooo:rsid="001b4f9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inical Case 1</text:p>
      <text:h text:style-name="P12" text:outline-level="1">Patient Data:</text:h>
      <text:p text:style-name="P2"><text:span text:style-name="Strong_20_Emphasis"><text:span text:style-name="T2">Demographic:</text:span></text:span></text:p>
      <text:list text:style-name="L1">
        <text:list-item>
          <text:p text:style-name="P14">Age: 45</text:p>
        </text:list-item>
        <text:list-item>
          <text:p text:style-name="P14">Sex: Female</text:p>
        </text:list-item>
        <text:list-item>
          <text:p text:style-name="P15">Weight (kg): 65</text:p>
        </text:list-item>
        <text:list-item>
          <text:p text:style-name="P15">Height (cm): 165</text:p>
        </text:list-item>
      </text:list>
      <text:p text:style-name="Text_20_body"><text:span text:style-name="Strong_20_Emphasis"><text:span text:style-name="T2">Patient history:</text:span></text:span></text:p>
      <text:list text:style-name="L2">
        <text:list-item>
          <text:p text:style-name="P16">Cancer (any type): No</text:p>
        </text:list-item>
        <text:list-item>
          <text:p text:style-name="P16">Heart failure: No</text:p>
        </text:list-item>
        <text:list-item>
          <text:p text:style-name="P16">COPD: No</text:p>
        </text:list-item>
        <text:list-item>
          <text:p text:style-name="P16">Chronic Cardiopulmonary Disease: <text:span text:style-name="T16">Missing</text:span></text:p>
        </text:list-item>
      </text:list>
      <text:p text:style-name="Text_20_body"><text:span text:style-name="Strong_20_Emphasis"><text:span text:style-name="T2">Absolute Contraindications for:</text:span></text:span></text:p>
      <text:list text:style-name="L3">
        <text:list-item>
          <text:p text:style-name="P17">Haemorrhagic stroke (previous 6 months): No</text:p>
        </text:list-item>
        <text:list-item>
          <text:p text:style-name="P17">Unknown-origin ischemic stroke (previous 6 months): No</text:p>
        </text:list-item>
        <text:list-item>
          <text:p text:style-name="P17">Central nervous system neoplasm: No</text:p>
        </text:list-item>
        <text:list-item>
          <text:p text:style-name="P17">Major trauma (previous 3 weeks): No</text:p>
        </text:list-item>
        <text:list-item>
          <text:p text:style-name="P17">Major surgery (previous 3 weeks): No</text:p>
        </text:list-item>
        <text:list-item>
          <text:p text:style-name="P17">Bleeding diathesis: No</text:p>
        </text:list-item>
        <text:list-item>
          <text:p text:style-name="P18">Active bleeding: <text:span text:style-name="T17">Missing</text:span></text:p>
        </text:list-item>
      </text:list>
      <text:p text:style-name="Text_20_body"><text:span text:style-name="Strong_20_Emphasis"><text:span text:style-name="T2">Relative Contraindications for:</text:span></text:span></text:p>
      <text:list text:style-name="L4">
        <text:list-item>
          <text:p text:style-name="P19">Transient ischemic attack (previous 6 months): No</text:p>
        </text:list-item>
        <text:list-item>
          <text:p text:style-name="P19">Oral anticoagulation: No</text:p>
        </text:list-item>
        <text:list-item>
          <text:p text:style-name="P20">Pregnancy: <text:span text:style-name="T17">Missing</text:span></text:p>
        </text:list-item>
        <text:list-item>
          <text:p text:style-name="P19">First postpartum week: No</text:p>
        </text:list-item>
        <text:list-item>
          <text:p text:style-name="P19">Non compressible puncture sites: No</text:p>
        </text:list-item>
        <text:list-item>
          <text:p text:style-name="P19">Traumatic resuscitation: No</text:p>
        </text:list-item>
        <text:list-item>
          <text:p text:style-name="P19">Refractory hypertension (SBP &gt; 180 mmHg): No</text:p>
        </text:list-item>
        <text:list-item>
          <text:p text:style-name="P19">Advanced liver disease: No</text:p>
        </text:list-item>
        <text:list-item>
          <text:p text:style-name="P19">Infective endocarditis: No</text:p>
        </text:list-item>
        <text:list-item>
          <text:p text:style-name="P26">Active peptic ulcer: No</text:p>
          <text:p text:style-name="P26"/>
        </text:list-item>
      </text:list>
      <text:p text:style-name="Text_20_body"><text:soft-page-break/><text:span text:style-name="Strong_20_Emphasis"><text:span text:style-name="T2">Physical Examination:</text:span></text:span></text:p>
      <text:list text:style-name="L5">
        <text:list-item>
          <text:p text:style-name="P21">Systolic blood pressure (SBP): 120 mmHg</text:p>
        </text:list-item>
        <text:list-item>
          <text:p text:style-name="P21">Diastolic blood pressure (DBP): 86 mmHg</text:p>
        </text:list-item>
        <text:list-item>
          <text:p text:style-name="P22">Hypoperfusion: <text:span text:style-name="T17">Missing</text:span></text:p>
        </text:list-item>
        <text:list-item>
          <text:p text:style-name="P21">Cardiac frequency: 97 bpm</text:p>
        </text:list-item>
        <text:list-item>
          <text:p text:style-name="P21">Respiratory frequency: 20 breaths/min</text:p>
        </text:list-item>
        <text:list-item>
          <text:p text:style-name="P21">Temperature (ºC): 36.0</text:p>
        </text:list-item>
        <text:list-item>
          <text:p text:style-name="P21">Altered mental status: No</text:p>
        </text:list-item>
        <text:list-item>
          <text:p text:style-name="P21">Glasgow scale: 15</text:p>
        </text:list-item>
        <text:list-item>
          <text:p text:style-name="P21">Oxygen saturation (%): 90</text:p>
        </text:list-item>
      </text:list>
      <text:p text:style-name="Text_20_body"><text:span text:style-name="Strong_20_Emphasis"><text:span text:style-name="T2">Echocardiography:</text:span></text:span></text:p>
      <text:list text:style-name="L6">
        <text:list-item>
          <text:p text:style-name="P23">RV dysfunction: No</text:p>
        </text:list-item>
        <text:list-item>
          <text:p text:style-name="P23">RV/LV diameter ratio: &lt;1</text:p>
        </text:list-item>
        <text:list-item>
          <text:p text:style-name="P23">Tapse: Not Available</text:p>
        </text:list-item>
        <text:list-item>
          <text:p text:style-name="P23">McConell sign: Not Available</text:p>
        </text:list-item>
        <text:list-item>
          <text:p text:style-name="P23">Right heart thrombi: Not Available</text:p>
        </text:list-item>
        <text:list-item>
          <text:p text:style-name="P23">IVC diameter (cm): Not Available</text:p>
        </text:list-item>
        <text:list-item>
          <text:p text:style-name="P23">IVC inspiratory collapsibility: Not Available</text:p>
        </text:list-item>
        <text:list-item>
          <text:p text:style-name="P23">Peak systolic velocity tricuspid annulus: Not Available</text:p>
        </text:list-item>
      </text:list>
      <text:p text:style-name="Text_20_body"><text:span text:style-name="Strong_20_Emphasis"><text:span text:style-name="T2">CTPA:</text:span></text:span></text:p>
      <text:list text:style-name="L7">
        <text:list-item>
          <text:p text:style-name="P24">Pulmonary embolism: Yes</text:p>
        </text:list-item>
        <text:list-item>
          <text:p text:style-name="P24">RV/LV diameter ratio: Not Available</text:p>
        </text:list-item>
        <text:list-item>
          <text:p text:style-name="P24">Contrast reflux into IV: Not Available</text:p>
        </text:list-item>
      </text:list>
      <text:p text:style-name="Text_20_body"><text:span text:style-name="Strong_20_Emphasis"><text:span text:style-name="T2">Laboratory Test:</text:span></text:span></text:p>
      <text:list text:style-name="L8">
        <text:list-item>
          <text:p text:style-name="P25">Troponin elevated: Not Available</text:p>
        </text:list-item>
        <text:list-item>
          <text:p text:style-name="P25">NtproBNP elevated: Not Available</text:p>
        </text:list-item>
        <text:list-item>
          <text:p text:style-name="P25">Creatinine (mg/dL): 0.9</text:p>
        </text:list-item>
        <text:list-item>
          <text:p text:style-name="P25">CrCl (mL/min): 95</text:p>
        </text:list-item>
      </text:list>
      <text:p text:style-name="P9"/>
      <text:p text:style-name="P9"/>
      <text:p text:style-name="P9"/>
      <text:p text:style-name="P9"/>
      <text:p text:style-name="P9"/>
      <text:p text:style-name="P9"/>
      <text:h text:style-name="P13" text:outline-level="1"><text:soft-page-break/><text:span text:style-name="T1">Interaction with the Virtual Asistent</text:span>: Patient Analysis </text:h>
      <text:p text:style-name="P3"/>
      <text:p text:style-name="P2"><text:span text:style-name="T5">Chatbot:</text:span><text:span text:style-name="T1"> </text:span>Hello! I am a virtual assistant specialized in <text:span text:style-name="Strong_20_Emphasis"><text:span text:style-name="T11">Pulmonary Embolism clinical management</text:span></text:span>. My purpose is to assist you by providing evidence-based recommendations, retrieving relevant guideline information, and supporting risk assessment for PE patients.</text:p>
      <text:p text:style-name="P33">To begin, please select a patient by entering a number between 1 and <text:span text:style-name="T1">20</text:span> from the available patient database.</text:p>
      <text:p text:style-name="P33"/>
      <text:p text:style-name="P2"><text:span text:style-name="T5">User:</text:span><text:span text:style-name="T1"> Patient 1</text:span></text:p>
      <text:p text:style-name="P2"/>
      <text:p text:style-name="P2"><text:span text:style-name="T4">Chatbot:</text:span><text:span text:style-name="T11"> Patient Patient 1 loaded successfully. </text:span><text:span text:style-name="T12">Please type your query.</text:span></text:p>
      <text:p text:style-name="P2"><text:span text:style-name="T12"/></text:p>
      <text:p text:style-name="P4"><text:span text:style-name="T6">User:</text:span><text:span text:style-name="T12"> Evaluate my patient's condition and give me advice on how to proceed.</text:span></text:p>
      <text:p text:style-name="P7"><text:span text:style-name="T6">------------------------------------------ </text:span><text:span text:style-name="T7">METRICS CALCULATION ---------------------------------------<text:line-break/></text:span><text:span text:style-name="T6"><text:line-break/>Chatbot: </text:span><text:span text:style-name="T13">First I need to calculate the PESI, sPESI and Risk of Early Mortality of the patient:</text:span></text:p>
      <text:p text:style-name="P7"><text:span text:style-name="T13"/></text:p>
      <text:p text:style-name="P8"><text:span text:style-name="T6">Chatbot: </text:span><text:span text:style-name="T12">Please provide a value for the missing parameter: '</text:span><text:span text:style-name="T3">Chronic Cardiopulmonary Disease</text:span><text:span text:style-name="T12">'. If you cannot provide the value, indicate 'unknown': </text:span></text:p>
      <text:p text:style-name="P8"><text:span text:style-name="T12"/></text:p>
      <text:p text:style-name="P11"><text:span text:style-name="T6">U</text:span><text:span text:style-name="T10">ser: </text:span><text:span text:style-name="T13">No</text:span></text:p>
      <text:p text:style-name="P11"><text:span text:style-name="T13"/></text:p>
      <text:p text:style-name="P7"><text:span text:style-name="T6">Chatbot: </text:span><text:span text:style-name="T13">Step-by-step calculation of the PESI score for the given patient: <text:line-break/><text:line-break/>1. Age: The patient is 45 years old. According to the PESI score, age in years is added directly as points. Points = 45<text:line-break/>2. Male sex: The patient is female, so 0 points.<text:line-break/>3. Cancer (any type): The patient has no cancer, so 0 points.<text:line-break/>4. Chronic heart failure: The patient has no heart failure, so 0 points.<text:line-break/>5. Chronic pulmonary disease: The patient has no COPD or chronic cardiopulmonary disease, so 0 points.<text:line-break/>6. Pulse rate ≥ 110 bpm: The patient's heart rate is 97 bpm, which is less than 110, so 0 points.<text:line-break/>7. Systolic blood pressure &lt; 100 mmHg: The patient's SBP is 120 mmHg, so 0 points. <text:line-break/>8. Respiratory rate &gt; 30 breaths per minute: The patient's respiratory rate is 20, so 0 points.<text:line-break/>9. Temperature &lt; 36ºC: The patient's temperature is exactly 36.0ºC, so 0 points.<text:line-break/>10. Altered mental status: The patient has no altered mental status, so 0 points.<text:line-break/>11. Arterial oxyhaemoglobin saturation &lt; 90%: The patient's oxygen saturation is 90%, which is not less than 90%, so 0 points.<text:line-break/></text:span><text:soft-page-break/><text:span text:style-name="T13"><text:line-break/>Now, summing all points:<text:line-break/>45 (age) + 0 + 0 + 0 + 0 + 0 + 0 + 0 + 0 + 0 + 0 = 45 points<text:line-break/>With 45 points, the patient falls into Class I (very low 30-day mortality risk). </text:span></text:p>
      <text:p text:style-name="P7"><text:span text:style-name="T13"/></text:p>
      <text:p text:style-name="P7"><text:span text:style-name="T6">Chatbot: </text:span><text:span text:style-name="T12">Step-by-step calculation of the sPESI score for the given patient:<text:line-break/><text:line-break/>1. Age &gt; 80 years: The patient is 45 years old, so 0 points.<text:line-break/>2. Cancer (any type): The patient has no cancer, so 0 points.<text:line-break/>3. Chronic heart failure: The patient has no heart failure, so 0 points.<text:line-break/>4. Chronic pulmonary disease: The patient has no COPD or chronic cardiopulmonary disease, so 0 points.<text:line-break/>5. Pulse rate ≥ 110 bpm: The patient's heart rate is 97 bpm, so 0 points.<text:line-break/>6. Systolic blood pressure &lt; 100 mmHg: The patient's SBP is 120 mmHg, so 0 points.<text:line-break/>7. Arterial oxyhaemoglobin saturation &lt; 90%: The patient's oxygen saturation is 90%, which is not less than 90%, so 0 points.<text:line-break/><text:line-break/>No other sPESI parameters apply or are missing data that would affect scoring.<text:line-break/><text:line-break/>Sum of points = 0 </text:span></text:p>
      <text:p text:style-name="P37">sPESI value: 0 (Low) </text:p>
      <text:p text:style-name="P7"><text:span text:style-name="T12"/></text:p>
      <text:p text:style-name="P5"><text:span text:style-name="T6">Chatbot: </text:span><text:span text:style-name="T12">Step-by-step calculation of the </text:span><text:span text:style-name="T14">Risk of Early Mortality </text:span><text:span text:style-name="T12">score for the given patient:</text:span></text:p>
      <text:p text:style-name="P38">Step 1: Assess haemodynamic instability </text:p>
      <text:p text:style-name="P3">- The patient’s systolic blood pressure (SBP) is 120 mmHg, which is above the threshold of &lt;90 mmHg for hypotension. </text:p>
      <text:p text:style-name="P3">- No signs of shock or cardiac arrest are reported. </text:p>
      <text:p text:style-name="P3">- Therefore, haemodynamic instability is absent (-).</text:p>
      <text:p text:style-name="P3"><text:line-break/>Step 2: Evaluate clinical parameters of PE severity and/or comorbidity using PESI and sPESI </text:p>
      <text:p text:style-name="P3">- PESI value is 45, which corresponds to PESI Class I (low risk). </text:p>
      <text:p text:style-name="P3">- sPESI value is 0, indicating low risk. </text:p>
      <text:p text:style-name="P3">- Both PESI and sPESI indicate low clinical risk (-).</text:p>
      <text:p text:style-name="P3"><text:line-break/>Step 3: Assess RV dysfunction on echocardiography (TTE) or CTPA </text:p>
      <text:p text:style-name="P3">- Echocardiography shows no RV dysfunction. </text:p>
      <text:p text:style-name="P3">- RV/LV diameter ratio on echocardiography is &lt;1, which is below the threshold of 1, so RV dysfunction is negative (-). </text:p>
      <text:p text:style-name="P3"><text:soft-page-break/>- CTPA confirms pulmonary embolism but RV/LV diameter ratio on CTPA is not available. </text:p>
      <text:p text:style-name="P3">- No evidence of RV dysfunction (+) is present.</text:p>
      <text:p text:style-name="P3"/>
      <text:p text:style-name="P3">Step 4: Evaluate elevated cardiac troponin levels </text:p>
      <text:p text:style-name="P3">- Troponin levels are not available (missing). </text:p>
      <text:p text:style-name="P3">- Without elevated troponin, we consider this as negative (-) for the purpose of classification.</text:p>
      <text:p text:style-name="P3"><text:line-break/>Step 5: Apply the classification table </text:p>
      <text:p text:style-name="P3">- Haemodynamic instability: No (-) </text:p>
      <text:p text:style-name="P3">- Clinical parameters (PESI III-V or sPESI ≥1): No (-) </text:p>
      <text:p text:style-name="P3">- RV dysfunction: No (-) </text:p>
      <text:p text:style-name="P3">- Elevated troponin: No (-) </text:p>
      <text:p text:style-name="P3"><text:line-break/>According to the table, if haemodynamic instability is absent and clinical parameters are negative, and both RV dysfunction and troponin are negative, the patient falls into the Low risk category.</text:p>
      <text:p text:style-name="P5"><text:span text:style-name="T12"/></text:p>
      <text:p text:style-name="P5"><text:span text:style-name="T6">---------------------------------- </text:span><text:span text:style-name="T7">RECOMMENDATION GENERATION -</text:span><text:span text:style-name="T6">-</text:span><text:span text:style-name="T7">-------------------------------</text:span></text:p>
      <text:p text:style-name="P6"><text:span text:style-name="T6">------------------------------------------------- </text:span><text:span text:style-name="T8">R</text:span><text:span text:style-name="T9">easoning Steps</text:span><text:span text:style-name="T7"> -</text:span><text:span text:style-name="T6">-</text:span><text:span text:style-name="T7">-----------------------------------------------</text:span></text:p>
      <text:p text:style-name="P5"><text:span text:style-name="T6">Chatbot: </text:span>The patient is a 45-year-old female with confirmed pulmonary embolism (PE) on CTPA. The clinical risk assessment shows a low risk of early mortality (PESI Class I, sPESI 0). Vital signs are stable: SBP 120 mmHg, HR 97 bpm, RR 20, O2 sat 90%. There is no RV dysfunction on echocardiography, and no signs of hemodynamic instability or hypoperfusion (though hypoperfusion status is missing). Laboratory markers of myocardial injury (troponin, NT-proBNP) are not available.</text:p>
      <text:p text:style-name="P3">Absolute contraindications for thrombolysis are all negative except for "Active bleeding," which is missing. Relative contraindications include pregnancy, which is also missing.</text:p>
      <text:p text:style-name="P3">Given the confirmed PE and low-risk profile, the main clinical decision is whether to treat with anticoagulation alone or consider more aggressive therapy. Since the patient is hemodynamically stable and low risk, anticoagulation is likely appropriate unless contraindications exist.</text:p>
      <text:p text:style-name="P3">However, to safely recommend treatment, I need to clarify:</text:p>
      <text:p text:style-name="P3">- Is there active bleeding? (Absolute contraindication for thrombolysis)</text:p>
      <text:p text:style-name="P3">- Is the patient pregnant? (Relative contraindication, may affect treatment choice)</text:p>
      <text:p text:style-name="P3">- Is there any hypoperfusion? (To confirm hemodynamic stability)</text:p>
      <text:p text:style-name="P3"/>
      <text:p text:style-name="P3"><text:soft-page-break/>Also, I should retrieve guideline recommendations on treatment for confirmed low-risk PE patients, including anticoagulation options and contraindications.</text:p>
      <text:p text:style-name="P3"><text:s/>Next steps:</text:p>
      <text:p text:style-name="P3">- Request missing clinical data: Active bleeding, Pregnancy, Hypoperfusion.</text:p>
      <text:p text:style-name="P3"/>
      <text:p text:style-name="P31"><text:span text:style-name="T6">Chatbot: </text:span><text:span text:style-name="T12">Please provide a value for the missing parameter: 'Active bleeding'. If you cannot provide the value, indicate 'unknown':</text:span></text:p>
      <text:p text:style-name="P31"><text:span text:style-name="T12"><text:s/></text:span></text:p>
      <text:p text:style-name="P6"><text:span text:style-name="T8">User</text:span><text:span text:style-name="T6">: </text:span><text:span text:style-name="T15">No</text:span></text:p>
      <text:p text:style-name="P6"><text:span text:style-name="T15"/></text:p>
      <text:p text:style-name="P6"><text:span text:style-name="T6">Chatbot: </text:span><text:span text:style-name="T12">Please provide a value for the missing parameter: 'Pregnancy'. If you cannot provide the value, indicate 'unknown': </text:span></text:p>
      <text:p text:style-name="P6"><text:span text:style-name="T12"/></text:p>
      <text:p text:style-name="P6"><text:span text:style-name="T8">User</text:span><text:span text:style-name="T6">: </text:span><text:span text:style-name="T15">No</text:span></text:p>
      <text:p text:style-name="P6"><text:span text:style-name="T15"/></text:p>
      <text:p text:style-name="P6"><text:span text:style-name="T6">Chatbot: </text:span><text:span text:style-name="T12">Please provide a value for the missing parameter: 'Hypoperfusion'. If you cannot provide the value, indicate 'unknown':</text:span></text:p>
      <text:p text:style-name="P6"><text:span text:style-name="T12"/></text:p>
      <text:p text:style-name="P6"><text:span text:style-name="T8">User</text:span><text:span text:style-name="T6">: </text:span><text:span text:style-name="T15">No</text:span></text:p>
      <text:p text:style-name="P6"><text:span text:style-name="T15"/></text:p>
      <text:p text:style-name="P6"><text:span text:style-name="T6">Chatbot: </text:span><text:span text:style-name="T12">The patient is a 45-year-old female with confirmed pulmonary embolism (PE) on CTPA. The clinical severity scores (PESI Class I, sPESI 0) indicate a low-risk PE with low early mortality risk. Vital signs are stable: SBP 120 mmHg, HR 97 bpm, RR 20, oxygen saturation 90%, no hypoperfusion or altered mental status. Echocardiography shows no right ventricular (RV) dysfunction. There are no absolute or relative contraindications for thrombolysis.</text:span></text:p>
      <text:p text:style-name="P3">Given the low-risk profile and absence of RV dysfunction, this patient likely falls into the low-risk PE category, which generally does not require thrombolysis but anticoagulation treatment.</text:p>
      <text:p text:style-name="P3">However, some relevant data are missing or not available: troponin and NT-proBNP levels (biomarkers for myocardial injury and strain), and some echocardiographic parameters (TAPSE, McConnell sign, right heart thrombi, IVC diameter and collapsibility). These could help confirm the absence of RV strain or injury.</text:p>
      <text:p text:style-name="P3">Since the patient is stable and low risk, the main clinical question is the optimal anticoagulation strategy and whether outpatient management is appropriate.</text:p>
      <text:p text:style-name="P3">I will retrieve guideline information on treatment recommendations for confirmed low-risk PE patients, including anticoagulation options, duration, and criteria for outpatient management. Also, I will check if any additional tests are recommended before deciding on treatment.</text:p>
      <text:p text:style-name="P3"><text:soft-page-break/>Retrieval Call: query = "treatment recommendations for confirmed low-risk pulmonary embolism", top_k = 3, top_k_rerank = 2</text:p>
      <text:p text:style-name="P6"><text:span text:style-name="T6"/></text:p>
      <text:p text:style-name="P6"><text:span text:style-name="T6">Chatbot: </text:span><text:span text:style-name="T12">The patient is a 45-year-old female with confirmed pulmonary embolism (PE) on CTPA. The clinical risk assessment shows a low-risk profile: PESI class I (score 45), sPESI 0, and low early mortality risk. Vital signs are stable (SBP 120 mmHg, no hypoperfusion, normal mental status), and there is no evidence of right ventricular (RV) dysfunction on echocardiography (RV dysfunction: no, RV/LV diameter ratio &lt;1). Troponin and NT-proBNP levels are not available, but given the low-risk clinical scores and absence of RV dysfunction, the patient likely falls into the low-risk PE category.</text:span></text:p>
      <text:p text:style-name="P3">There are no absolute or relative contraindications for thrombolysis, but thrombolysis is generally not recommended in low-risk PE. Anticoagulation is the mainstay of treatment.</text:p>
      <text:p text:style-name="P3">The creatinine clearance is 95 mL/min, so renal function is normal, allowing the use of NOACs if appropriate.</text:p>
      <text:p text:style-name="P3">Oxygen saturation is 90%, which is slightly low but not severely hypoxic.</text:p>
      <text:p text:style-name="P3">Given the low-risk status, the guidelines suggest that carefully selected low-risk PE patients may be considered for early discharge and outpatient treatment if proper outpatient care and anticoagulation can be ensured.</text:p>
      <text:p text:style-name="P3">Missing data that could be relevant: troponin and NT-proBNP levels, but these are not available now and cannot be requested. However, given the low-risk clinical scores and absence of RV dysfunction, their absence may not change the management.</text:p>
      <text:p text:style-name="P3">I will now retrieve more detailed guideline recommendations on treatment and outpatient management of confirmed low-risk PE patients to confirm the best approach.</text:p>
      <text:p text:style-name="P3"/>
      <text:p text:style-name="P3">Retrieval Call: query = (treatment and outpatient management recommendations for confirmed low-risk pulmonary embolism), top_k = 3, top_k_rerank = 2</text:p>
      <text:p text:style-name="P6"><text:span text:style-name="T6"/></text:p>
      <text:p text:style-name="P6"><text:span text:style-name="T6">Chatbot: </text:span><text:span text:style-name="T12">The patient is a 45-year-old female with confirmed pulmonary embolism (PE) on CTPA. The clinical risk assessment shows a low-risk profile:</text:span></text:p>
      <text:p text:style-name="P3">- PESI Class I (score 45)</text:p>
      <text:p text:style-name="P3">- sPESI = 0 (low risk)</text:p>
      <text:p text:style-name="P3">- Early mortality risk = Low</text:p>
      <text:p text:style-name="P3">- No hemodynamic instability (SBP 120 mmHg, no hypoperfusion)</text:p>
      <text:p text:style-name="P3">- No RV dysfunction on echocardiography (RV dysfunction = no, RV/LV diameter ratio &lt;1)</text:p>
      <text:p text:style-name="P3">- Troponin and NT-proBNP are not available, but given the low PESI and no RV dysfunction, the likelihood of elevated biomarkers is low.</text:p>
      <text:p text:style-name="P3">- No absolute or relative contraindications for thrombolysis.</text:p>
      <text:p text:style-name="P3"><text:soft-page-break/>- Creatinine clearance is normal (95 mL/min), so NOACs are an option.</text:p>
      <text:p text:style-name="P3"/>
      <text:p text:style-name="P3">Given these data, the patient fits the low-risk PE category. According to the guidelines retrieved, low-risk PE patients can be considered for early discharge and outpatient anticoagulation treatment if proper outpatient care and follow-up can be ensured.</text:p>
      <text:p text:style-name="P3">The main treatment recommendation is anticoagulation, preferably with a NOAC if no contraindications exist. Thrombolysis is not indicated in low-risk PE.</text:p>
      <text:p text:style-name="P3">The missing data that could further refine risk stratification are troponin and NT-proBNP levels, but their absence is not critical here given the low clinical risk and imaging findings.</text:p>
      <text:p text:style-name="P3">I will check the guidelines for specific recommendations on anticoagulation choice and dosing in low-risk PE patients, and outpatient management criteria.</text:p>
      <text:p text:style-name="P3">Next step:<text:line-break/><text:line-break/>Retrieval Call to confirm detailed treatment and outpatient management recommendations for confirmed low-risk PE, including anticoagulation options and criteria for early discharge.</text:p>
      <text:p text:style-name="P3"/>
      <text:p text:style-name="P3">Retrieval Call: query = (anticoagulation treatment and outpatient management for confirmed low-risk pulmonary embolism), top_k = 3, top_k_rerank = 2</text:p>
      <text:p text:style-name="P3"/>
      <text:p text:style-name="P6"><text:span text:style-name="T6">Chatbot: </text:span><text:span text:style-name="T12">I have sufficient data to classify the patient as low-risk PE and recommend anticoagulation and outpatient management.</text:span></text:p>
      <text:p text:style-name="P3">Next, I will verify the recommended anticoagulation options and doses for low-risk PE patients with normal renal function and no contraindications.</text:p>
      <text:p text:style-name="P3">I will do one final retrieval to confirm the anticoagulation treatment specifics and outpatient management recommendations for confirmed low-risk PE.</text:p>
      <text:p text:style-name="P3"/>
      <text:p text:style-name="P3">Retrieval Call: query = (anticoagulation treatment and outpatient management for confirmed low-risk pulmonary embolism), top_k = 3, top_k_rerank = 2</text:p>
      <text:p text:style-name="P3"/>
      <text:p text:style-name="P6"><text:span text:style-name="T6">Chatbot: </text:span><text:span text:style-name="T12">I have already retrieved relevant guideline paragraphs on treatment and outpatient management for low-risk PE, including anticoagulation recommendations.</text:span></text:p>
      <text:p text:style-name="P3">No further retrieval or missing data requests are needed.</text:p>
      <text:p text:style-name="P3"/>
      <text:p text:style-name="P3">I am ready to prepare the final recommendations.</text:p>
      <text:p text:style-name="Text_20_body"/>
      <text:p text:style-name="Text_20_body"/>
      <text:p text:style-name="P6"><text:soft-page-break/><text:span text:style-name="T6">-------------------------------------------- </text:span><text:span text:style-name="T8">F</text:span><text:span text:style-name="T9">inal Recommendations</text:span><text:span text:style-name="T8"> </text:span><text:span text:style-name="T7">-------------------------------------------</text:span></text:p>
      <text:p text:style-name="P10"><text:span text:style-name="T6">Chatbot: <text:line-break/><text:line-break/></text:span><text:span text:style-name="T15">Final Recommendations:</text:span></text:p>
      <text:p text:style-name="P6">- Patient State: </text:p>
      <text:p text:style-name="P3">A 45-year-old female patient with confirmed pulmonary embolism (PE) by CTPA. She is hemodynamically stable (SBP 120 mmHg, no hypoperfusion, no altered mental status), with normal renal function (CrCl 95 mL/min), no history of cancer, heart failure, or chronic cardiopulmonary disease. Echocardiography shows no right ventricular (RV) dysfunction, and RV/LV diameter ratio is &lt;1. The Pulmonary Embolism Severity Index (PESI) score is 45 (Class I), and simplified PESI (sPESI) is 0, indicating low early mortality risk. Oxygen saturation is mildly reduced at 90%. No absolute or relative contraindications to anticoagulation or thrombolysis are present.<text:line-break/></text:p>
      <text:p text:style-name="P3">- Diagnosis: </text:p>
      <text:p text:style-name="P3">Confirmed low-risk pulmonary embolism without hemodynamic instability or RV dysfunction.<text:line-break/></text:p>
      <text:p text:style-name="P3">- Recommendations: </text:p>
      <text:p text:style-name="P3">1. Anticoagulation Initiation:</text:p>
      <text:p text:style-name="P3">- Start anticoagulation immediately without delay. Given the patient’s stable status and normal renal function, initiation of a direct oral anticoagulant (DOAC/NOAC) is recommended as first-line therapy. </text:p>
      <text:p text:style-name="P3">- Preferred agents include apixaban or rivaroxaban, given their favorable safety and efficacy profiles. </text:p>
      <text:p text:style-name="P3">- Suggested dosing: </text:p>
      <text:p text:style-name="P3">- Apixaban: 10 mg orally twice daily for 7 days, followed by 5 mg twice daily thereafter. </text:p>
      <text:p text:style-name="P3">- OR Rivaroxaban: 15 mg orally twice daily for 21 days, followed by 20 mg once daily thereafter. </text:p>
      <text:p text:style-name="P3">- If oral anticoagulation is not feasible initially, low-molecular-weight heparin (LMWH) or fondaparinux can be used as parenteral anticoagulation before switching to oral agents. </text:p>
      <text:p text:style-name="P3">- Avoid vitamin K antagonists (VKAs) unless DOACs are contraindicated or unavailable.<text:line-break/></text:p>
      <text:p text:style-name="P3">2. Outpatient Management and Early Discharge:</text:p>
      <text:p text:style-name="P3">- Given the low-risk classification (PESI I, sPESI 0), absence of RV dysfunction, and no comorbidities or contraindications, the patient is a suitable candidate for early discharge and outpatient treatment. </text:p>
      <text:p text:style-name="P3">- Ensure the patient has adequate family or social support, reliable access to medical care, and the ability to adhere to anticoagulation therapy and follow-up. </text:p>
      <text:p text:style-name="P3"><text:soft-page-break/>- Provide clear instructions on signs and symptoms of clinical deterioration (e.g., worsening dyspnea, chest pain, syncope) that warrant immediate medical attention.<text:line-break/></text:p>
      <text:p text:style-name="P3">3. Monitoring and Follow-up:</text:p>
      <text:p text:style-name="P3">- Arrange close outpatient follow-up within 48-72 hours after discharge to reassess clinical status and adherence. </text:p>
      <text:p text:style-name="P3">- Consider repeating echocardiography or cardiac biomarkers (troponin, NT-proBNP) only if clinical status changes or if initial tests were unavailable and clinical suspicion of RV strain arises. </text:p>
      <text:p text:style-name="P3">- Routine troponin testing is not mandatory given low-risk status and absence of RV dysfunction, but may be considered if available to confirm risk stratification.<text:line-break/></text:p>
      <text:p text:style-name="P3">4. Avoidance of Thrombolysis:</text:p>
      <text:p text:style-name="P3">- Routine systemic thrombolysis is not recommended in low-risk PE due to unfavorable risk-benefit ratio (Class III, Level B). </text:p>
      <text:p text:style-name="P3">- Thrombolytic therapy should be reserved only for patients who develop hemodynamic deterioration during anticoagulation treatment.<text:line-break/></text:p>
      <text:p text:style-name="P3">5. Precautions:</text:p>
      <text:p text:style-name="P3">- Monitor for bleeding complications during anticoagulation therapy, although no contraindications are present. </text:p>
      <text:p text:style-name="P36">- Educate patient regarding adherence, potential drug interactions, and bleeding risk.<text:line-break/></text:p>
      <text:p text:style-name="P3">- Summary: </text:p>
      <text:p text:style-name="P3">This patient has a confirmed low-risk pulmonary embolism with stable hemodynamics, no RV dysfunction, and low PESI/sPESI scores. Immediate initiation of anticoagulation with a DOAC (apixaban or rivaroxaban) is recommended, with consideration for early discharge and outpatient management given the patient’s low-risk profile and absence of contraindications. Close outpatient follow-up is essential to ensure safety and treatment adherence. Routine thrombolysis is contraindicated in this setting. This approach aligns with current evidence-based guidelines prioritizing patient safety, efficacy, and resource optimization.</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officeooo:rsid="0006382b"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9T19:14:42.535000000</meta:creation-date>
    <dc:date>2025-05-23T12:57:12.858000000</dc:date>
    <meta:editing-duration>PT14H18M29S</meta:editing-duration>
    <meta:editing-cycles>10</meta:editing-cycles>
    <meta:generator>LibreOffice/7.6.2.1$Windows_X86_64 LibreOffice_project/56f7684011345957bbf33a7ee678afaf4d2ba333</meta:generator>
    <meta:document-statistic meta:table-count="0" meta:image-count="0" meta:object-count="0" meta:page-count="10" meta:paragraph-count="181" meta:word-count="2679" meta:character-count="17927" meta:non-whitespace-character-count="15414"/>
  </office:meta>
</office:document-meta>
</file>